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style:text-properties style:text-position="0% 100%" fo:font-weight="bold" officeooo:paragraph-rsid="000b6cb4" style:font-weight-asian="bold" style:font-weight-complex="bold"/>
    </style:style>
    <style:style style:name="P2" style:family="paragraph" style:parent-style-name="Text_20_body">
      <style:paragraph-properties fo:margin-top="0in" fo:margin-bottom="0in" style:contextual-spacing="false" fo:text-align="center" style:justify-single-word="false"/>
      <style:text-properties style:text-position="0% 100%" fo:font-weight="bold" officeooo:paragraph-rsid="000b6cb4" style:font-weight-asian="bold" style:font-weight-complex="bold"/>
    </style:style>
    <style:style style:name="P3" style:family="paragraph" style:parent-style-name="Text_20_body" style:list-style-name="L1">
      <style:paragraph-properties fo:margin-top="0in" fo:margin-bottom="0in" style:contextual-spacing="false"/>
      <style:text-properties style:text-position="0% 100%" fo:font-weight="normal" officeooo:paragraph-rsid="000b6cb4" style:font-weight-asian="normal" style:font-weight-complex="normal"/>
    </style:style>
    <style:style style:name="T1" style:family="text">
      <style:text-properties officeooo:rsid="001847ff"/>
    </style:style>
    <style:style style:name="T2" style:family="text">
      <style:text-properties officeooo:rsid="000c82af"/>
    </style:style>
    <style:style style:name="T3" style:family="text">
      <style:text-properties officeooo:rsid="001c22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tive repeat/<text:span text:style-name="T1">Selective reject</text:span></text:p>
      <text:p text:style-name="P1"/>
      <text:p text:style-name="P1">Sender</text:p>
      <text:list xml:id="list11331848761" text:style-name="L1">
        <text:list-item>
          <text:p text:style-name="P3">Sends multiple segments without waiting for acknowledgment</text:p>
        </text:list-item>
        <text:list-item>
          <text:p text:style-name="P3">Can have only 'n' unacknowledged packets at a time <text:span text:style-name="T2">though. This </text:span>constitute<text:span text:style-name="T2">s</text:span> the senders window</text:p>
        </text:list-item>
        <text:list-item>
          <text:p text:style-name="P3">Sets timer when sending each segment. Stops these individual timers when the respective segment is received.</text:p>
        </text:list-item>
        <text:list-item>
          <text:p text:style-name="P3">Resends segment when its timer runs out. The sender window is moved forward when the first segment of the window is acknowledged.</text:p>
        </text:list-item>
      </text:list>
      <text:p text:style-name="P1"/>
      <text:p text:style-name="P1">Receiver</text:p>
      <text:list xml:id="list2167162850" text:continue-numbering="true" text:style-name="L1">
        <text:list-item>
          <text:p text:style-name="P3">Receivers window consists of 'n' segments.</text:p>
        </text:list-item>
        <text:list-item>
          <text:p text:style-name="P3">Acknowledges packets within the receivers window even if out of ordered.</text:p>
        </text:list-item>
        <text:list-item>
          <text:p text:style-name="P3">Drops segments of <text:span text:style-name="T3">the </text:span>previous window(previous n segments). Sends acknowledgments though.</text:p>
          <text:list>
            <text:list-item>
              <text:p text:style-name="P3">These duplicates mean that their acknowledgments were lost. So the repeat.</text:p>
            </text:list-item>
            <text:list-item>
              <text:p text:style-name="P3">In the worst case assume that acknowledgment of the first segment of the sender's window always get lost. The senders window wouldn't move forward unless it receives an acknowledgment for its first segment. So the receivers window would move a maximum of 'n-1' times on the reception of segments 2 to n-1 in the senders window. The first segment in its new window would be 'n'. Its previous window would consist of segment 1 and it wouldn't move forward until the acknowledgment for 1 goes through and the senders window moves forward to send new segments.</text:p>
            </text:list-item>
          </text:list>
        </text:list-item>
        <text:list-item>
          <text:p text:style-name="P3">Slides receivers window ahead when first packet in receivers window is received</text:p>
        </text:list-item>
      </text:list>
      <text:p text:style-name="P1"/>
      <text:p text:style-name="P1">Note</text:p>
      <text:list xml:id="list1903516089" text:continue-numbering="true" text:style-name="L1">
        <text:list-item>
          <text:p text:style-name="P3">Multiple timers used</text:p>
        </text:list-item>
        <text:list-item>
          <text:p text:style-name="P3">Acknowledgment contains the sequence number of the last received ordered pack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2-04T08:16:17</meta:creation-date>
    <dc:date>2013-02-04T08:32:19</dc:date>
    <dc:creator>Kempa </dc:creator>
    <meta:editing-duration>PT2M42S</meta:editing-duration>
    <meta:editing-cycles>4</meta:editing-cycles>
    <meta:generator>LibreOffice/3.6$Linux_x86 LibreOffice_project/360m1$Build-2</meta:generator>
    <meta:document-statistic meta:table-count="0" meta:image-count="0" meta:object-count="0" meta:page-count="1" meta:paragraph-count="16" meta:word-count="239" meta:character-count="1464" meta:non-whitespace-character-count="1253"/>
  </office:meta>
</office:document-meta>
</file>